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673in" svg:height="4.85in" svg:x="0.5933in" svg:y="3.928in">
            <draw:object draw:notify-on-update-of-ranges="Sheet1.B18:Sheet1.E18 Sheet1.A19:Sheet1.A19 Sheet1.B19:Sheet1.E19 Sheet1.A20:Sheet1.A20 Sheet1.B20:Sheet1.E20 Sheet1.A21:Sheet1.A21 Sheet1.B21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CPU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cache friendly</text:p>
          </table:table-cell>
          <table:covered-table-cell table:style-name="ce5"/>
          <table:covered-table-cell table:style-name="ce8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CPU inline an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OpenMP</text:p>
          </table:table-cell>
          <table:covered-table-cell table:style-name="ce5"/>
          <table:covered-table-cell table:style-name="ce8"/>
          <table:covered-table-cell table:style-name="ce5"/>
          <table:table-cell table:number-columns-repeated="1005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ce13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Default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8:.B12])" office:value-type="float" office:value="3684903.4" calcext:value-type="float">
            <text:p>3684903.4</text:p>
          </table:table-cell>
          <table:table-cell table:style-name="ce9" table:formula="of:=AVERAGE([.C8:.C12])" office:value-type="float" office:value="13463807.4" calcext:value-type="float">
            <text:p>13463807.4</text:p>
          </table:table-cell>
          <table:table-cell table:style-name="ce11" table:formula="of:=AVERAGE([.D8:.D12])" office:value-type="float" office:value="13273197.8" calcext:value-type="float">
            <text:p>13273197.8</text:p>
          </table:table-cell>
          <table:table-cell table:style-name="ce13"/>
          <table:table-cell table:style-name="ce4" office:value-type="string" calcext:value-type="string">
            <text:p>Average</text:p>
          </table:table-cell>
          <table:table-cell table:style-name="ce6" table:formula="of:=AVERAGE([.G8:.G12])" office:value-type="float" office:value="2767292.8" calcext:value-type="float">
            <text:p>2767292.8</text:p>
          </table:table-cell>
          <table:table-cell table:style-name="ce9" table:formula="of:=AVERAGE([.H8:.H12])" office:value-type="float" office:value="13157335.4" calcext:value-type="float">
            <text:p>13157335.4</text:p>
          </table:table-cell>
          <table:table-cell table:style-name="ce11" table:formula="of:=AVERAGE([.I8:.I12])" office:value-type="float" office:value="13547834" calcext:value-type="float">
            <text:p>13547834</text:p>
          </table:table-cell>
          <table:table-cell table:style-name="Default"/>
          <table:table-cell table:style-name="ce4" office:value-type="string" calcext:value-type="string">
            <text:p>Average</text:p>
          </table:table-cell>
          <table:table-cell table:style-name="ce6" table:formula="of:=AVERAGE([.L8:.L12])" office:value-type="float" office:value="4782207.6" calcext:value-type="float">
            <text:p>4782207.6</text:p>
          </table:table-cell>
          <table:table-cell table:style-name="ce9" table:formula="of:=AVERAGE([.M8:.M12])" office:value-type="float" office:value="163112928.4" calcext:value-type="float">
            <text:p>163112928.4</text:p>
          </table:table-cell>
          <table:table-cell table:style-name="ce11" table:formula="of:=AVERAGE([.N8:.N12])" office:value-type="float" office:value="176077876.2" calcext:value-type="float">
            <text:p>176077876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Q8:.Q12])" office:value-type="float" office:value="1587402.8210254" calcext:value-type="float">
            <text:p>1587402.8210254</text:p>
          </table:table-cell>
          <table:table-cell table:style-name="ce9" table:formula="of:=AVERAGE([.R8:.R12])" office:value-type="float" office:value="102126302.779356" calcext:value-type="float">
            <text:p>102126302.779356</text:p>
          </table:table-cell>
          <table:table-cell table:style-name="ce11" table:formula="of:=AVERAGE([.S8:.S12])" office:value-type="float" office:value="188194820" calcext:value-type="float">
            <text:p>18819482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7" office:value-type="float" office:value="3687161" calcext:value-type="float">
            <text:p>3687161</text:p>
          </table:table-cell>
          <table:table-cell table:style-name="ce10" office:value-type="float" office:value="13557929" calcext:value-type="float">
            <text:p>13557929</text:p>
          </table:table-cell>
          <table:table-cell table:style-name="ce12" office:value-type="float" office:value="13256071" calcext:value-type="float">
            <text:p>1325607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163987" calcext:value-type="float">
            <text:p>1163987</text:p>
          </table:table-cell>
          <table:table-cell table:style-name="ce10" office:value-type="float" office:value="13127517" calcext:value-type="float">
            <text:p>13127517</text:p>
          </table:table-cell>
          <table:table-cell table:style-name="ce12" office:value-type="float" office:value="13610361" calcext:value-type="float">
            <text:p>13610361</text:p>
          </table:table-cell>
          <table:table-cell table:style-name="Default"/>
          <table:table-cell table:style-name="ce4" office:value-type="string" calcext:value-type="string">
            <text:p>Trial 1</text:p>
          </table:table-cell>
          <table:table-cell table:style-name="ce7" office:value-type="float" office:value="4702304" calcext:value-type="float">
            <text:p>4702304</text:p>
          </table:table-cell>
          <table:table-cell table:style-name="ce10" office:value-type="float" office:value="163972755" calcext:value-type="float">
            <text:p>163972755</text:p>
          </table:table-cell>
          <table:table-cell table:style-name="ce12" office:value-type="float" office:value="168743377" calcext:value-type="float">
            <text:p>168743377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745999.294582" calcext:value-type="float">
            <text:p>1745999.294582</text:p>
          </table:table-cell>
          <table:table-cell table:style-name="ce10" office:value-type="float" office:value="108987643.88835" calcext:value-type="float">
            <text:p>108987643.88835</text:p>
          </table:table-cell>
          <table:table-cell table:style-name="ce12" office:value-type="float" office:value="188194820" calcext:value-type="float">
            <text:p>18819482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7" office:value-type="float" office:value="3625353" calcext:value-type="float">
            <text:p>3625353</text:p>
          </table:table-cell>
          <table:table-cell table:style-name="ce10" office:value-type="float" office:value="13513588" calcext:value-type="float">
            <text:p>13513588</text:p>
          </table:table-cell>
          <table:table-cell table:style-name="ce12" office:value-type="float" office:value="13338407" calcext:value-type="float">
            <text:p>13338407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381833" calcext:value-type="float">
            <text:p>2381833</text:p>
          </table:table-cell>
          <table:table-cell table:style-name="ce10" office:value-type="float" office:value="13160283" calcext:value-type="float">
            <text:p>13160283</text:p>
          </table:table-cell>
          <table:table-cell table:style-name="ce12" office:value-type="float" office:value="13558919" calcext:value-type="float">
            <text:p>13558919</text:p>
          </table:table-cell>
          <table:table-cell table:style-name="Default"/>
          <table:table-cell table:style-name="ce4" office:value-type="string" calcext:value-type="string">
            <text:p>Trial 2</text:p>
          </table:table-cell>
          <table:table-cell table:style-name="ce7" office:value-type="float" office:value="4903542" calcext:value-type="float">
            <text:p>4903542</text:p>
          </table:table-cell>
          <table:table-cell table:style-name="ce10" office:value-type="float" office:value="164706963" calcext:value-type="float">
            <text:p>164706963</text:p>
          </table:table-cell>
          <table:table-cell table:style-name="ce12" office:value-type="float" office:value="178056442" calcext:value-type="float">
            <text:p>178056442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1094328.886171" calcext:value-type="float">
            <text:p>1094328.886171</text:p>
          </table:table-cell>
          <table:table-cell table:style-name="ce10" office:value-type="float" office:value="113947700.323153" calcext:value-type="float">
            <text:p>113947700.323153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7" office:value-type="float" office:value="3738055" calcext:value-type="float">
            <text:p>3738055</text:p>
          </table:table-cell>
          <table:table-cell table:style-name="ce10" office:value-type="float" office:value="13526051" calcext:value-type="float">
            <text:p>13526051</text:p>
          </table:table-cell>
          <table:table-cell table:style-name="ce12" office:value-type="float" office:value="13421772" calcext:value-type="float">
            <text:p>1342177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167964" calcext:value-type="float">
            <text:p>3167964</text:p>
          </table:table-cell>
          <table:table-cell table:style-name="ce10" office:value-type="float" office:value="13179014" calcext:value-type="float">
            <text:p>13179014</text:p>
          </table:table-cell>
          <table:table-cell table:style-name="ce12" office:value-type="float" office:value="13388413" calcext:value-type="float">
            <text:p>13388413</text:p>
          </table:table-cell>
          <table:table-cell table:style-name="Default"/>
          <table:table-cell table:style-name="ce4" office:value-type="string" calcext:value-type="string">
            <text:p>Trial 3</text:p>
          </table:table-cell>
          <table:table-cell table:style-name="ce7" office:value-type="float" office:value="4598696" calcext:value-type="float">
            <text:p>4598696</text:p>
          </table:table-cell>
          <table:table-cell table:style-name="ce10" office:value-type="float" office:value="162872891" calcext:value-type="float">
            <text:p>162872891</text:p>
          </table:table-cell>
          <table:table-cell table:style-name="ce12" office:value-type="float" office:value="177271225" calcext:value-type="float">
            <text:p>177271225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883102.830304" calcext:value-type="float">
            <text:p>2883102.830304</text:p>
          </table:table-cell>
          <table:table-cell table:style-name="ce10" office:value-type="float" office:value="107718857.761214" calcext:value-type="float">
            <text:p>107718857.761214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7" office:value-type="float" office:value="3735109" calcext:value-type="float">
            <text:p>3735109</text:p>
          </table:table-cell>
          <table:table-cell table:style-name="ce10" office:value-type="float" office:value="13431120" calcext:value-type="float">
            <text:p>13431120</text:p>
          </table:table-cell>
          <table:table-cell table:style-name="ce12" office:value-type="float" office:value="13215283" calcext:value-type="float">
            <text:p>13215283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471031" calcext:value-type="float">
            <text:p>3471031</text:p>
          </table:table-cell>
          <table:table-cell table:style-name="ce10" office:value-type="float" office:value="13171720" calcext:value-type="float">
            <text:p>13171720</text:p>
          </table:table-cell>
          <table:table-cell table:style-name="ce12" office:value-type="float" office:value="13565230" calcext:value-type="float">
            <text:p>13565230</text:p>
          </table:table-cell>
          <table:table-cell table:style-name="Default"/>
          <table:table-cell table:style-name="ce4" office:value-type="string" calcext:value-type="string">
            <text:p>Trial 4</text:p>
          </table:table-cell>
          <table:table-cell table:style-name="ce7" office:value-type="float" office:value="4387446" calcext:value-type="float">
            <text:p>4387446</text:p>
          </table:table-cell>
          <table:table-cell table:style-name="ce10" office:value-type="float" office:value="163310607" calcext:value-type="float">
            <text:p>163310607</text:p>
          </table:table-cell>
          <table:table-cell table:style-name="ce12" office:value-type="float" office:value="178246584" calcext:value-type="float">
            <text:p>17824658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905195.187307" calcext:value-type="float">
            <text:p>905195.187307</text:p>
          </table:table-cell>
          <table:table-cell table:style-name="ce10" office:value-type="float" office:value="98603584.904238" calcext:value-type="float">
            <text:p>98603584.904238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7" office:value-type="float" office:value="3638839" calcext:value-type="float">
            <text:p>3638839</text:p>
          </table:table-cell>
          <table:table-cell table:style-name="ce10" office:value-type="float" office:value="13290349" calcext:value-type="float">
            <text:p>13290349</text:p>
          </table:table-cell>
          <table:table-cell table:style-name="ce12" office:value-type="float" office:value="13134456" calcext:value-type="float">
            <text:p>13134456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651649" calcext:value-type="float">
            <text:p>3651649</text:p>
          </table:table-cell>
          <table:table-cell table:style-name="ce10" office:value-type="float" office:value="13148143" calcext:value-type="float">
            <text:p>13148143</text:p>
          </table:table-cell>
          <table:table-cell table:style-name="ce12" office:value-type="float" office:value="13616247" calcext:value-type="float">
            <text:p>13616247</text:p>
          </table:table-cell>
          <table:table-cell table:style-name="Default"/>
          <table:table-cell table:style-name="ce4" office:value-type="string" calcext:value-type="string">
            <text:p>Trial 5</text:p>
          </table:table-cell>
          <table:table-cell table:style-name="ce7" office:value-type="float" office:value="5319050" calcext:value-type="float">
            <text:p>5319050</text:p>
          </table:table-cell>
          <table:table-cell table:style-name="ce10" office:value-type="float" office:value="160701426" calcext:value-type="float">
            <text:p>160701426</text:p>
          </table:table-cell>
          <table:table-cell table:style-name="ce12" office:value-type="float" office:value="178071753" calcext:value-type="float">
            <text:p>17807175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1308387.906763" calcext:value-type="float">
            <text:p>1308387.906763</text:p>
          </table:table-cell>
          <table:table-cell table:style-name="ce10" office:value-type="float" office:value="81373727.019825" calcext:value-type="float">
            <text:p>81373727.019825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3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ce14"/>
          <table:table-cell table:number-columns-repeated="100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table:formula="of:=[.A5]" office:value-type="string" office:string-value="CPU vanilla" calcext:value-type="string">
            <text:p>CPU vanilla</text:p>
          </table:table-cell>
          <table:table-cell table:style-name="Default" table:formula="of:=[.F5]" office:value-type="string" office:string-value="CPU cache friendly" calcext:value-type="string">
            <text:p>CPU cache friendly</text:p>
          </table:table-cell>
          <table:table-cell table:style-name="Default" table:formula="of:=[.K5]" office:value-type="string" office:string-value="CPU inline and LUT" calcext:value-type="string">
            <text:p>CPU inline and LUT</text:p>
          </table:table-cell>
          <table:table-cell table:style-name="Default" table:formula="of:=[.P5]" office:value-type="string" office:string-value="CPU OpenMP" calcext:value-type="string">
            <text:p>CPU OpenMP</text:p>
          </table:table-cell>
          <table:table-cell table:number-columns-repeated="1019"/>
        </table:table-row>
        <table:table-row table:style-name="ro1">
          <table:table-cell table:style-name="Default" table:formula="of:=[.B6]" office:value-type="string" office:string-value="16x16" calcext:value-type="string">
            <text:p>16x16</text:p>
          </table:table-cell>
          <table:table-cell table:style-name="Default" table:formula="of:=[.B7]" office:value-type="float" office:value="3684903.4" calcext:value-type="float">
            <text:p>3684903.4</text:p>
          </table:table-cell>
          <table:table-cell table:style-name="Default" table:formula="of:=[.G7]" office:value-type="float" office:value="2767292.8" calcext:value-type="float">
            <text:p>2767292.8</text:p>
          </table:table-cell>
          <table:table-cell table:style-name="Default" table:formula="of:=[.L7]" office:value-type="float" office:value="4782207.6" calcext:value-type="float">
            <text:p>4782207.6</text:p>
          </table:table-cell>
          <table:table-cell table:style-name="Default" table:formula="of:=[.Q7]" office:value-type="float" office:value="1587402.8210254" calcext:value-type="float">
            <text:p>1587402.8210254</text:p>
          </table:table-cell>
          <table:table-cell table:number-columns-repeated="1019"/>
        </table:table-row>
        <table:table-row table:style-name="ro1">
          <table:table-cell table:style-name="Default" table:formula="of:=[.C6]" office:value-type="string" office:string-value="256x256" calcext:value-type="string">
            <text:p>256x256</text:p>
          </table:table-cell>
          <table:table-cell table:style-name="Default" table:formula="of:=[.C7]" office:value-type="float" office:value="13463807.4" calcext:value-type="float">
            <text:p>13463807.4</text:p>
          </table:table-cell>
          <table:table-cell table:style-name="Default" table:formula="of:=[.H7]" office:value-type="float" office:value="13157335.4" calcext:value-type="float">
            <text:p>13157335.4</text:p>
          </table:table-cell>
          <table:table-cell table:style-name="Default" table:formula="of:=[.M7]" office:value-type="float" office:value="163112928.4" calcext:value-type="float">
            <text:p>163112928.4</text:p>
          </table:table-cell>
          <table:table-cell table:style-name="Default" table:formula="of:=[.R7]" office:value-type="float" office:value="102126302.779356" calcext:value-type="float">
            <text:p>102126302.779356</text:p>
          </table:table-cell>
          <table:table-cell table:number-columns-repeated="1019"/>
        </table:table-row>
        <table:table-row table:style-name="ro1">
          <table:table-cell table:style-name="Default" table:formula="of:=[.D6]" office:value-type="string" office:string-value="4096x4096" calcext:value-type="string">
            <text:p>4096x4096</text:p>
          </table:table-cell>
          <table:table-cell table:style-name="Default" table:formula="of:=[.D7]" office:value-type="float" office:value="13273197.8" calcext:value-type="float">
            <text:p>13273197.8</text:p>
          </table:table-cell>
          <table:table-cell table:style-name="Default" table:formula="of:=[.I7]" office:value-type="float" office:value="13547834" calcext:value-type="float">
            <text:p>13547834</text:p>
          </table:table-cell>
          <table:table-cell table:style-name="Default" table:formula="of:=[.N7]" office:value-type="float" office:value="176077876.2" calcext:value-type="float">
            <text:p>176077876.2</text:p>
          </table:table-cell>
          <table:table-cell table:style-name="Default" table:formula="of:=[.S7]" office:value-type="float" office:value="188194820" calcext:value-type="float">
            <text:p>188194820</text:p>
          </table:table-cell>
          <table:table-cell table:number-columns-repeated="12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037535" calcext:value-type="float">
            <text:p>0.037535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059887" calcext:value-type="float">
            <text:p>0.059887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3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022731" calcext:value-type="float">
            <text:p>0.022731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style-name="ce13"/>
          <table:table-cell table:number-columns-repeated="12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0724" calcext:value-type="float">
            <text:p>0.0724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style-name="ce13"/>
          <table:table-cell table:number-columns-repeated="12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050089" calcext:value-type="float">
            <text:p>0.050089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3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153937" calcext:value-type="float">
            <text:p>0.153937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3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147236" calcext:value-type="float">
            <text:p>0.147236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3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15575" calcext:value-type="float">
            <text:p>0.15575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3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170148" calcext:value-type="float">
            <text:p>0.170148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3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0.206175" calcext:value-type="float">
            <text:p>0.206175</text:p>
          </table:table-cell>
          <table:table-cell office:value-type="string" calcext:value-type="string">
            <text:p>seconds</text:p>
          </table:table-cell>
          <table:table-cell table:style-name="Default"/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Success!</text:p>
          </table:table-cell>
          <table:table-cell office:value-type="string" calcext:value-type="string">
            <text:p>Finishe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in</text:p>
          </table:table-cell>
          <table:table-cell office:value-type="float" office:value="22.821921" calcext:value-type="float">
            <text:p>22.82192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(188194820.240543</text:p>
          </table:table-cell>
          <table:table-cell office:value-type="string" calcext:value-type="string">
            <text:p>cells/sec)</text:p>
          </table:table-cell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4:55:16.810634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33:32.128985751</meta:creation-date>
    <meta:generator>LibreOffice/4.2.8.2$Linux_X86_64 LibreOffice_project/420m0$Build-2</meta:generator>
    <dc:date>2015-11-15T15:13:05.107822698</dc:date>
    <meta:editing-duration>PT2H58M24S</meta:editing-duration>
    <meta:editing-cycles>35</meta:editing-cycles>
    <meta:document-statistic meta:table-count="1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48cm" svg:height="12.32cm" xlink:href=".." xlink:type="simple" chart:class="chart:bar" chart:style-name="ch1">
        <chart:title svg:x="17.179cm" svg:y="0.382cm" chart:style-name="ch2">
          <text:p>Throughput</text:p>
        </chart:title>
        <chart:subtitle svg:x="16.968cm" svg:y="1.433cm" chart:style-name="ch3">
          <text:p>Higher is Better</text:p>
        </chart:subtitle>
        <chart:legend chart:legend-position="end" svg:x="34.326cm" svg:y="5.363cm" style:legend-expansion="high" chart:style-name="ch4"/>
        <chart:plot-area chart:style-name="ch5" table:cell-range-address="Sheet1.A18:Sheet1.E21" chart:data-source-has-labels="both" svg:x="1.745cm" svg:y="2.388cm" svg:width="31.847cm" svg:height="8.705cm">
          <chartooo:coordinate-region svg:x="3.663cm" svg:y="2.588cm" svg:width="29.929cm" svg:height="7.858cm"/>
          <chart:axis chart:dimension="x" chart:name="primary-x" chart:style-name="ch6" chartooo:axis-type="auto">
            <chartooo:date-scale/>
            <chart:title svg:x="17.068cm" svg:y="11.339cm" chart:style-name="ch7">
              <text:p>Version</text:p>
            </chart:title>
            <chart:categories table:cell-range-address="Sheet1.B18:Sheet1.E18"/>
          </chart:axis>
          <chart:axis chart:dimension="y" chart:name="primary-y" chart:style-name="ch8">
            <chart:title svg:x="0.451cm" svg:y="7.485cm" chart:style-name="ch9">
              <text:p>Cells/Sec</text:p>
            </chart:title>
            <chart:grid chart:style-name="ch10" chart:class="major"/>
          </chart:axis>
          <chart:series chart:style-name="ch11" chart:values-cell-range-address="Sheet1.B19:Sheet1.E19" chart:label-cell-address="Sheet1.A19:Sheet1.A19" chart:class="chart:bar">
            <chart:data-point chart:repeated="4"/>
          </chart:series>
          <chart:series chart:style-name="ch12" chart:values-cell-range-address="Sheet1.B20:Sheet1.E20" chart:label-cell-address="Sheet1.A20:Sheet1.A20" chart:class="chart:bar">
            <chart:data-point chart:repeated="4"/>
          </chart:series>
          <chart:series chart:style-name="ch13" chart:values-cell-range-address="Sheet1.B21:Sheet1.E21" chart:label-cell-address="Sheet1.A21:Sheet1.A2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vanilla</text:p>
                <draw:g>
                  <svg:desc>Sheet1.B18:Sheet1.E18</svg:desc>
                </draw:g>
              </table:table-cell>
              <table:table-cell office:value-type="string">
                <text:p>CPU cache friendly</text:p>
              </table:table-cell>
              <table:table-cell office:value-type="string">
                <text:p>CPU inline and LUT</text:p>
              </table:table-cell>
              <table:table-cell office:value-type="string">
                <text:p>CPU OpenMP</text:p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19:Sheet1.A19</svg:desc>
                </draw:g>
              </table:table-cell>
              <table:table-cell office:value-type="float" office:value="3684903.4">
                <text:p>3684903.4</text:p>
                <draw:g>
                  <svg:desc>Sheet1.B19:Sheet1.E19</svg:desc>
                </draw:g>
              </table:table-cell>
              <table:table-cell office:value-type="float" office:value="2767292.8">
                <text:p>2767292.8</text:p>
              </table:table-cell>
              <table:table-cell office:value-type="float" office:value="4782207.6">
                <text:p>4782207.6</text:p>
              </table:table-cell>
              <table:table-cell office:value-type="float" office:value="1587402.8210254">
                <text:p>1587402.8210254</text:p>
              </table:table-cell>
            </table:table-row>
            <table:table-row>
              <table:table-cell office:value-type="string">
                <text:p>256x256</text:p>
                <draw:g>
                  <svg:desc>Sheet1.A20:Sheet1.A20</svg:desc>
                </draw:g>
              </table:table-cell>
              <table:table-cell office:value-type="float" office:value="13463807.4">
                <text:p>13463807.4</text:p>
                <draw:g>
                  <svg:desc>Sheet1.B20:Sheet1.E20</svg:desc>
                </draw:g>
              </table:table-cell>
              <table:table-cell office:value-type="float" office:value="13157335.4">
                <text:p>13157335.4</text:p>
              </table:table-cell>
              <table:table-cell office:value-type="float" office:value="163112928.4">
                <text:p>163112928.4</text:p>
              </table:table-cell>
              <table:table-cell office:value-type="float" office:value="102126302.779356">
                <text:p>102126302.779356</text:p>
              </table:table-cell>
            </table:table-row>
            <table:table-row>
              <table:table-cell office:value-type="string">
                <text:p>4096x4096</text:p>
                <draw:g>
                  <svg:desc>Sheet1.A21:Sheet1.A21</svg:desc>
                </draw:g>
              </table:table-cell>
              <table:table-cell office:value-type="float" office:value="13273197.8">
                <text:p>13273197.8</text:p>
                <draw:g>
                  <svg:desc>Sheet1.B21:Sheet1.E21</svg:desc>
                </draw:g>
              </table:table-cell>
              <table:table-cell office:value-type="float" office:value="13547834">
                <text:p>13547834</text:p>
              </table:table-cell>
              <table:table-cell office:value-type="float" office:value="176077876.2">
                <text:p>176077876.2</text:p>
              </table:table-cell>
              <table:table-cell office:value-type="float" office:value="188194820">
                <text:p>1881948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